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b18" officeooo:paragraph-rsid="00166b18"/>
    </style:style>
    <style:style style:name="P2" style:family="paragraph" style:parent-style-name="Standard">
      <style:text-properties officeooo:rsid="00166b18" officeooo:paragraph-rsid="0018475d"/>
    </style:style>
    <style:style style:name="P3" style:family="paragraph" style:parent-style-name="Standard">
      <style:text-properties officeooo:rsid="0018475d" officeooo:paragraph-rsid="0018475d"/>
    </style:style>
    <style:style style:name="P4" style:family="paragraph" style:parent-style-name="Standard">
      <style:text-properties officeooo:rsid="0018475d" officeooo:paragraph-rsid="0019111b"/>
    </style:style>
    <style:style style:name="P5" style:family="paragraph" style:parent-style-name="Standard">
      <style:text-properties officeooo:rsid="0019111b" officeooo:paragraph-rsid="0019111b"/>
    </style:style>
    <style:style style:name="P6" style:family="paragraph" style:parent-style-name="Standard">
      <style:text-properties officeooo:rsid="0019fff5" officeooo:paragraph-rsid="0019fff5"/>
    </style:style>
    <style:style style:name="P7" style:family="paragraph" style:parent-style-name="Standard">
      <style:text-properties officeooo:rsid="001b2681" officeooo:paragraph-rsid="001b2681"/>
    </style:style>
    <style:style style:name="P8" style:family="paragraph" style:parent-style-name="Standard">
      <style:text-properties officeooo:rsid="001c2980" officeooo:paragraph-rsid="001c2980"/>
    </style:style>
    <style:style style:name="P9" style:family="paragraph" style:parent-style-name="Standard">
      <style:text-properties officeooo:rsid="001d192d" officeooo:paragraph-rsid="001d192d"/>
    </style:style>
    <style:style style:name="P10" style:family="paragraph" style:parent-style-name="Standard">
      <style:text-properties officeooo:rsid="001f0009" officeooo:paragraph-rsid="001f0009"/>
    </style:style>
    <style:style style:name="P11" style:family="paragraph" style:parent-style-name="Standard">
      <style:text-properties officeooo:rsid="001fcce7" officeooo:paragraph-rsid="001fcce7"/>
    </style:style>
    <style:style style:name="P12" style:family="paragraph" style:parent-style-name="Standard">
      <style:text-properties officeooo:rsid="002193a5" officeooo:paragraph-rsid="002193a5"/>
    </style:style>
    <style:style style:name="P13" style:family="paragraph" style:parent-style-name="Standard">
      <style:text-properties officeooo:rsid="00238737" officeooo:paragraph-rsid="00238737"/>
    </style:style>
    <style:style style:name="P14" style:family="paragraph" style:parent-style-name="Standard">
      <style:text-properties officeooo:rsid="00269a80" officeooo:paragraph-rsid="00269a80"/>
    </style:style>
    <style:style style:name="T1" style:family="text">
      <style:text-properties officeooo:rsid="001c2980"/>
    </style:style>
    <style:style style:name="T2" style:family="text">
      <style:text-properties officeooo:rsid="002193a5"/>
    </style:style>
    <style:style style:name="T3" style:family="text">
      <style:text-properties officeooo:rsid="0024089b"/>
    </style:style>
    <style:style style:name="T4" style:family="text">
      <style:text-properties officeooo:rsid="002605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mate</text:p>
      <text:p text:style-name="P1"/>
      <text:p text:style-name="P3">dubai imports water, etc</text:p>
      <text:p text:style-name="P3">planet threatened</text:p>
      <text:p text:style-name="P3">can’t see stars</text:p>
      <text:p text:style-name="P1"/>
      <text:p text:style-name="P3">natural disasters</text:p>
      <text:p text:style-name="P1"/>
      <text:p text:style-name="P1">the shift project – shift to post cardbon economy think tank</text:p>
      <text:p text:style-name="P1"/>
      <text:p text:style-name="P1">hand association – hackers against natural disasters organisation</text:p>
      <text:p text:style-name="P4">immunology</text:p>
      <text:p text:style-name="P4">take advantage of technology</text:p>
      <text:p text:style-name="P4">change the system</text:p>
      <text:p text:style-name="P2"/>
      <text:p text:style-name="P1">ca commence par moi – it starts with me website</text:p>
      <text:p text:style-name="P3">what we can do to fight global warning</text:p>
      <text:p text:style-name="P3"/>
      <text:p text:style-name="P4">haiti hurricane 2010</text:p>
      <text:p text:style-name="P3">skymap – collaborative mapping for humariarian aid during catastraphes</text:p>
      <text:p text:style-name="P5">people move from place to place – digital mapping helps</text:p>
      <text:p text:style-name="P5">radio helps – when hurricanes destroy communication lines</text:p>
      <text:p text:style-name="P5"/>
      <text:p text:style-name="P5">internet, mobile phones consume electricity</text:p>
      <text:p text:style-name="P5">changing phones every 24 months – resource usage</text:p>
      <text:p text:style-name="P5">netflix, <text:span text:style-name="T1">youtube</text:span> uses energy</text:p>
      <text:p text:style-name="P5"/>
      <text:p text:style-name="P12">How to calculate netflix usage:</text:p>
      <text:p text:style-name="P12">data flow according to cisco</text:p>
      <text:p text:style-name="P12">model: bytes -&gt; CO2</text:p>
      <text:p text:style-name="P12">For energy bill + CO2</text:p>
      <text:p text:style-name="P5"/>
      <text:p text:style-name="P5">paris evacuation 2010 due to seine <text:span text:style-name="T2">overflowing</text:span></text:p>
      <text:p text:style-name="P12">Tsunamis.</text:p>
      <text:p text:style-name="P12">Paris touched by disasters often.</text:p>
      <text:p text:style-name="P12">Think about history.</text:p>
      <text:p text:style-name="P12"/>
      <text:p text:style-name="P12">Islands affected by natural disasters.</text:p>
      <text:p text:style-name="P13">Volcanoes, <text:span text:style-name="T3">earthquakes</text:span> send signals.</text:p>
      <text:p text:style-name="P5"/>
      <text:p text:style-name="P14">Fukushima.</text:p>
      <text:p text:style-name="P5"/>
      <text:p text:style-name="P6">public transport</text:p>
      <text:p text:style-name="P6"/>
      <text:p text:style-name="P6">impact: digital giants vs digital students?</text:p>
      <text:p text:style-name="P6">Facebook, Google, etc. ignore?</text:p>
      <text:p text:style-name="P6">Google just wants data – 50% sillicon valley people want insurance if world collapses</text:p>
      <text:p text:style-name="P7">Talk to reactive people <text:span text:style-name="T4">instead</text:span></text:p>
      <text:p text:style-name="P7"/>
      <text:p text:style-name="P7">buildings, housing</text:p>
      <text:p text:style-name="P7"/>
      <text:p text:style-name="P7">impact of health on environment</text:p>
      <text:p text:style-name="P7"><text:soft-page-break/>digital</text:p>
      <text:p text:style-name="P7"/>
      <text:p text:style-name="P7">fake news</text:p>
      <text:p text:style-name="P7"/>
      <text:p text:style-name="P8">digital 8 perc impact – compare to vehicles</text:p>
      <text:p text:style-name="P8">increasing</text:p>
      <text:p text:style-name="P8">more and more have comps., use internet</text:p>
      <text:p text:style-name="P8"/>
      <text:p text:style-name="P8">how to cook</text:p>
      <text:p text:style-name="P8"/>
      <text:p text:style-name="P8">don’t have budget to innovate for global warming?</text:p>
      <text:p text:style-name="P8"/>
      <text:p text:style-name="P8">Enocomy – capital – nature</text:p>
      <text:p text:style-name="P8">triangle. Don’t collapse one else it’ll collapse rest</text:p>
      <text:p text:style-name="P8"/>
      <text:p text:style-name="P9">Social media can help manage crises</text:p>
      <text:p text:style-name="P9">No panic.</text:p>
      <text:p text:style-name="P9">Twitter communicate – manage panic.</text:p>
      <text:p text:style-name="P9"/>
      <text:p text:style-name="P9">Big companies don’t ignore ecology – because energy is expensive.</text:p>
      <text:p text:style-name="P9">Data centers with high power utilization and inexpensive energy.</text:p>
      <text:p text:style-name="P9"/>
      <text:p text:style-name="P9">Buy fridge or house – grade energy.</text:p>
      <text:p text:style-name="P9">But doesn’t do with computers or servers – grade equipment! Microservices.</text:p>
      <text:p text:style-name="P9"/>
      <text:p text:style-name="P9">Ecology and economy linked.</text:p>
      <text:p text:style-name="P9"/>
      <text:p text:style-name="P9">Article 3 human rights – safety and security</text:p>
      <text:p text:style-name="P9">Private company vs state</text:p>
      <text:p text:style-name="P9"/>
      <text:p text:style-name="P10">Electric cars – took 60 years.</text:p>
      <text:p text:style-name="P11">Tesla vs citroen electric in the 50s</text:p>
      <text:p text:style-name="P10"/>
      <text:p text:style-name="P10">Innovation killed if over consuming</text:p>
      <text:p text:style-name="P10"/>
      <text:p text:style-name="P12">Little time before too late?</text:p>
      <text:p text:style-name="P12">Collapse?</text:p>
      <text:p text:style-name="P12">Think about events:</text:p>
      <text:p text:style-name="P12">- blackout</text:p>
      <text:p text:style-name="P12">- overflow</text:p>
      <text:p text:style-name="P12">- communication links fail</text:p>
      <text:p text:style-name="P12"/>
      <text:p text:style-name="P14">Tech, sensors can be used to f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32:16.227380692</meta:creation-date>
    <meta:generator>LibreOffice/6.0.7.3$Linux_X86_64 LibreOffice_project/00m0$Build-3</meta:generator>
    <dc:date>2019-09-04T12:40:30.863514152</dc:date>
    <meta:editing-duration>PT21H48M15S</meta:editing-duration>
    <meta:editing-cycles>11</meta:editing-cycles>
    <meta:document-statistic meta:table-count="0" meta:image-count="0" meta:object-count="0" meta:page-count="2" meta:paragraph-count="66" meta:word-count="321" meta:character-count="2107" meta:non-whitespace-character-count="1835"/>
  </office:meta>
</office:document-meta>
</file>